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aket 1: Klassen erstellen /<text:s/>2 Lektionen</text:p>
      <text:p text:style-name="Standard">Paket 2: Klassen Team &amp; Player im Programm implementieren, sodass die Abfrage funktioniert / 2-3 Lektionen</text:p>
      <text:p text:style-name="Standard">Paket 3: Die anderen Klassen implementieren und Abfragen zu allen erstellen / 2-3 Lektionen</text:p>
      <text:p text:style-name="Standard">Paket 4: Unit-Test erstellen, Klassendiagramm &amp; Video aufnehmen / wahrscheinlich zu Hause</text:p>
      <text:p text:style-name="Standard"/>
      <text:p text:style-name="Standard">Fazit:</text:p>
      <text:p text:style-name="Standard">Für Paket 1 habe ich tatsächlich um die 2 Lektionen gebraucht. Paket 2 brauchte tatsächlich etwas länger da ich immer wieder neue Methoden ausprobiert habe und somit auch zu Hause etwas daran arbeiten musste. Paket 3 ging schneller als Paket 2 jedoch brauchte ich da auch etwas länger als ich gedacht hatte (um die 3,5 Stunden). Paket 4 musste ich zu Hause machen da ich keine Zeit mehr im Unterricht hatte. Leider hat dann auch der Unit-Test nicht funktioniert. Alles in allem hatte ich etwas länger gebraucht als gedach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BZW;FMZ;Gjoni Laura</meta:initial-creator>
    <dc:creator>BBZW;FMZ; Gjoni Laura</dc:creator>
    <meta:creation-date>2024-01-14T15:39:00Z</meta:creation-date>
    <dc:date>2024-01-14T15:50:00Z</dc:date>
    <meta:template xlink:href="Normal" xlink:type="simple"/>
    <meta:editing-cycles>1</meta:editing-cycles>
    <meta:editing-duration>PT0S</meta:editing-duration>
    <meta:document-statistic meta:page-count="1" meta:paragraph-count="1" meta:word-count="118" meta:character-count="861" meta:row-count="6" meta:non-whitespace-character-count="744"/>
  </office:meta>
</office:document-meta>
</file>